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Footer">
      <style:paragraph-properties fo:text-align="center" style:justify-single-word="false"/>
      <style:text-properties officeooo:paragraph-rsid="0069b181"/>
    </style:style>
    <style:style style:name="P3" style:family="paragraph" style:parent-style-name="Footer">
      <style:paragraph-properties fo:text-align="center" style:justify-single-word="false"/>
      <style:text-properties officeooo:paragraph-rsid="006ae803"/>
    </style:style>
    <style:style style:name="P4" style:family="paragraph" style:parent-style-name="Text_20_body">
      <style:text-properties officeooo:paragraph-rsid="001df463"/>
    </style:style>
    <style:style style:name="P5" style:family="paragraph" style:parent-style-name="Text_20_body">
      <style:text-properties officeooo:paragraph-rsid="002adb99"/>
    </style:style>
    <style:style style:name="P6" style:family="paragraph" style:parent-style-name="Text_20_body">
      <style:text-properties officeooo:paragraph-rsid="003291f5"/>
    </style:style>
    <style:style style:name="P7" style:family="paragraph" style:parent-style-name="Text_20_body">
      <style:text-properties officeooo:paragraph-rsid="00371178"/>
    </style:style>
    <style:style style:name="P8" style:family="paragraph" style:parent-style-name="Text_20_body">
      <style:text-properties officeooo:paragraph-rsid="0047c19d"/>
    </style:style>
    <style:style style:name="P9" style:family="paragraph" style:parent-style-name="Text_20_body">
      <style:text-properties officeooo:paragraph-rsid="005b41a7"/>
    </style:style>
    <style:style style:name="P10" style:family="paragraph" style:parent-style-name="Text_20_body">
      <style:text-properties officeooo:paragraph-rsid="0067cc9c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18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transparent"/>
    </style:style>
    <style:style style:name="P19" style:family="paragraph" style:parent-style-name="Heading_20_2">
      <style:text-properties officeooo:paragraph-rsid="001df463"/>
    </style:style>
    <style:style style:name="P20" style:family="paragraph" style:parent-style-name="Heading_20_2">
      <style:text-properties officeooo:paragraph-rsid="002df01e"/>
    </style:style>
    <style:style style:name="P2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019801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officeooo:rsid="0029f05e"/>
    </style:style>
    <style:style style:name="T13" style:family="text">
      <style:text-properties officeooo:rsid="002adb99"/>
    </style:style>
    <style:style style:name="T14" style:family="text">
      <style:text-properties officeooo:rsid="003291f5"/>
    </style:style>
    <style:style style:name="T15" style:family="text">
      <style:text-properties officeooo:rsid="0032efbb"/>
    </style:style>
    <style:style style:name="T16" style:family="text">
      <style:text-properties officeooo:rsid="003611ba"/>
    </style:style>
    <style:style style:name="T17" style:family="text">
      <style:text-properties officeooo:rsid="00371178"/>
    </style:style>
    <style:style style:name="T18" style:family="text">
      <style:text-properties officeooo:rsid="003f5d8d"/>
    </style:style>
    <style:style style:name="T19" style:family="text">
      <style:text-properties officeooo:rsid="0040a52e"/>
    </style:style>
    <style:style style:name="T20" style:family="text">
      <style:text-properties officeooo:rsid="00421f99"/>
    </style:style>
    <style:style style:name="T21" style:family="text">
      <style:text-properties officeooo:rsid="00458536"/>
    </style:style>
    <style:style style:name="T22" style:family="text">
      <style:text-properties officeooo:rsid="0047175e"/>
    </style:style>
    <style:style style:name="T23" style:family="text">
      <style:text-properties officeooo:rsid="00475bb0"/>
    </style:style>
    <style:style style:name="T24" style:family="text">
      <style:text-properties officeooo:rsid="004aa7d4"/>
    </style:style>
    <style:style style:name="T25" style:family="text">
      <style:text-properties officeooo:rsid="0053b71e"/>
    </style:style>
    <style:style style:name="T26" style:family="text">
      <style:text-properties officeooo:rsid="0054f1c6"/>
    </style:style>
    <style:style style:name="T27" style:family="text">
      <style:text-properties officeooo:rsid="005a069b"/>
    </style:style>
    <style:style style:name="T28" style:family="text">
      <style:text-properties officeooo:rsid="005abb42"/>
    </style:style>
    <style:style style:name="T29" style:family="text">
      <style:text-properties officeooo:rsid="005b41a7"/>
    </style:style>
    <style:style style:name="T30" style:family="text">
      <style:text-properties officeooo:rsid="005cb617"/>
    </style:style>
    <style:style style:name="T31" style:family="text">
      <style:text-properties officeooo:rsid="005ec144"/>
    </style:style>
    <style:style style:name="T32" style:family="text">
      <style:text-properties officeooo:rsid="00604053"/>
    </style:style>
    <style:style style:name="T33" style:family="text">
      <style:text-properties officeooo:rsid="0060873a"/>
    </style:style>
    <style:style style:name="T34" style:family="text">
      <style:text-properties officeooo:rsid="006216da"/>
    </style:style>
    <style:style style:name="T35" style:family="text">
      <style:text-properties officeooo:rsid="0063e023"/>
    </style:style>
    <style:style style:name="T36" style:family="text">
      <style:text-properties officeooo:rsid="006792e9"/>
    </style:style>
    <style:style style:name="T37" style:family="text">
      <style:text-properties officeooo:rsid="0069b18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כותרת כלשהי למאמר</text:span></text:p>
      <text:p text:style-name="P12"><text:span text:style-name="T4">עבודת גמר במסגרת </text:span><text:span text:style-name="T7">פונטיקה אקוסטית </text:span><text:span text:style-name="T5">(0627.2011)</text:span></text:p>
      <text:p text:style-name="P11"><text:span text:style-name="T4"/></text:p>
      <text:p text:style-name="P11"><text:span text:style-name="T4">שגיא מעוז</text:span></text:p>
      <text:p text:style-name="P13"><text:span text:style-name="T4">החוג לבלשנות, הפקולטה למדעי הרוח</text:span></text:p>
      <text:p text:style-name="P13"><text:span text:style-name="T4">אוניברסיטת תל-אביב</text:span></text:p>
      <text:p text:style-name="P11"><text:span text:style-name="T4"/></text:p>
      <text:p text:style-name="P11"><text:a xlink:type="simple" xlink:href="mailto:sagiemao@mail.tau.ac.il"><text:span text:style-name="T4">sagiemao@mail.tau.ac.il</text:span></text:a></text:p>
      <text:p text:style-name="P11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P19" text:outline-level="2"><text:span text:style-name="T3">1. מבוא</text:span></text:h>
      <text:p text:style-name="P6"><text:span text:style-name="T14">בטבלה הפונטית של העברית הישראלית המודרנית מופיעים מספר עיצורים שלא היו חלק מזו של העברית ההיסטורית </text:span><text:span text:style-name="T25">(Blau 2010, 69</text:span><text:span text:style-name="T14">)</text:span><text:span text:style-name="T15"> וככל הנראה נכנסו לשפה כחלק מאימוץ של מילים וצורות שאולות משפות אחרות.</text:span></text:p>
      <text:p text:style-name="P7"><text:span text:style-name="T15">שניים מעיצורים אלו הם החוכך החיכי הקולי /ʒ/ והמחוכך החיכי הקולי /d͡ʒ/, לרוב בתעתיק </text:span><text:span text:style-name="T8">ז'</text:span><text:span text:style-name="T15"> ו-</text:span><text:span text:style-name="T8">ג'</text:span><text:span text:style-name="T15"> בהתאמה (אקדמיה ללשון העברית 2007). לשניים אלו קשר פונטי ברור –</text:span><text:span text:style-name="T16"> העיצור השני </text:span><text:span text:style-name="T15">/d͡ʒ/ </text:span><text:span text:style-name="T16">הוא תוספת של סותם קצר לעיצור הראשון </text:span><text:span text:style-name="T15">/ʒ/</text:span><text:span text:style-name="T16"> על</text:span><text:span text:style-name="T17">-מנת ליצור מחוכך.</text:span></text:p>
      <text:p text:style-name="P10"><text:span text:style-name="T17">מעבר לקשר הפונטי הנ"ל, נבחין בקשר נוסף שעולה מחקירתן של מילים שאולות מסוימות. לדוגמא, אם נשווה שתי מילים באנגלית, </text:span><text:span text:style-name="T21">jeep ו-</text:span><text:span text:style-name="T23">garage</text:span><text:span text:style-name="T21">, ששתיהן נהגות באנגלית עם </text:span><text:span text:style-name="T15">/d͡ʒ/ –</text:span><text:span text:style-name="T21"> נראה שבעוד הראשונה אומצה לעברית עם מחוכך, [</text:span><text:span text:style-name="T20">d͡ʒip</text:span><text:span text:style-name="T21">], </text:span><text:span text:style-name="T23">במילה השניה העיצור הנ"ל</text:span><text:span text:style-name="T21"> קיבל דווקא צורה של חוכך, [</text:span><text:span text:style-name="T18">ga.ˈʁaʒ</text:span><text:span text:style-name="T21">] </text:span><text:span text:style-name="T26">‏</text:span><text:span text:style-name="T22">(</text:span><text:span text:style-name="T26">Cohen </text:span><text:span text:style-name="T22">2009).</text:span></text:p>
      <text:p text:style-name="P9"><text:span text:style-name="T23">נבחין כי בעוד jeep מקורה באנגלית</text:span><text:span text:style-name="T29">,</text:span><text:span text:style-name="T23"> ל-garage מקור צרפתי </text:span><text:span text:style-name="T29">(</text:span><text:span text:style-name="T34">Harper</text:span><text:span text:style-name="T29"> 201</text:span><text:span text:style-name="T31">0</text:span><text:span text:style-name="T23">). סקירה של דוגמאות נוספות למילים משתי הקבוצות יאפשרו להכליל כי מאנגלית נשאל המחוכך </text:span><text:span text:style-name="T15">/d͡ʒ/ לעומת צרפתית שממנה נשאל דווקא החוכך /ʒ/.</text:span></text:p>
      <text:p text:style-name="P8"><text:span text:style-name="T32">בעבודה זו </text:span><text:span text:style-name="T15">לא ארחיב על הכללה זו, אך אבחן את ההבדלים האקוסטיים בין </text:span><text:span text:style-name="T24">שני העיצורים והאם הם אמנם צלילים מבחינים בעברית מודרנית, מה שיצביע על תהליכים נפרדים של שאילת שתי קבוצות המילים.</text:span></text:p>
      <text:p text:style-name="P18"><text:span text:style-name="T19"/></text:p>
      <text:h text:style-name="P19" text:outline-level="2"><text:span text:style-name="T3">2. רקע תיאורטי</text:span></text:h>
      <text:p text:style-name="P4"><text:span text:style-name="T3">בלה בלה</text:span></text:p>
      <text:h text:style-name="P19" text:outline-level="2"><text:span text:style-name="T3">3. תיאור אקוסטי?</text:span></text:h>
      <text:p text:style-name="P4"><text:span text:style-name="T3">בלה בלה</text:span></text:p>
      <text:h text:style-name="Heading_20_2" text:outline-level="2"><text:span text:style-name="T3">4. הניסוי</text:span></text:h>
      <text:p text:style-name="P4"><text:span text:style-name="T3">בלה בלה</text:span></text:p>
      <text:h text:style-name="Heading_20_2" text:outline-level="2"><text:span text:style-name="T3">5. ניתוח הניסוי</text:span></text:h>
      <text:p text:style-name="P4"><text:span text:style-name="T3">בלה בלה</text:span></text:p>
      <text:h text:style-name="Heading_20_2" text:outline-level="2"><text:soft-page-break/><text:span text:style-name="T3">6. תוצאות ומסקנות</text:span></text:h>
      <text:p text:style-name="P4"><text:span text:style-name="T3">בלה בלה</text:span></text:p>
      <text:h text:style-name="P20" text:outline-level="2"><text:span text:style-name="T3">ביבליוגרפיה</text:span></text:h>
      <text:p text:style-name="P16"><text:span text:style-name="T25">Blau, Joshua. </text:span><text:span text:style-name="T10">Phonology and morphology of Biblical Hebrew</text:span><text:span text:style-name="T25">. Winona Lake, Indiana: Eisenbrauns, 2010.</text:span></text:p>
      <text:p text:style-name="P5"><text:span text:style-name="T12">אקדמיה ללשון העברית, </text:span><text:span text:style-name="T6">התעתיק מלועזית לעברית – כללים חדשים</text:span><text:span text:style-name="T12">. האקדמיה ללשון העברית. פורסם 2007. אוחזר </text:span><text:span text:style-name="T35">18 בפברואר, 2013.</text:span><text:span text:style-name="T13"> </text:span><text:a xlink:type="simple" xlink:href="http://hebrew-academy.huji.ac.il/hahlatot/TheTranscription/Documents/LAT-HEB.pdf"><text:span text:style-name="T13">http://hebrew-</text:span></text:a><text:a xlink:type="simple" xlink:href="http://hebrew-academy.huji.ac.il/hahlatot/TheTranscription/Documents/LAT-HEB.pdf"><text:span text:style-name="T13">academy.huji.ac.il/hahlatot/TheTranscription/Documents/LAT-</text:span></text:a><text:a xlink:type="simple" xlink:href="http://hebrew-academy.huji.ac.il/hahlatot/TheTranscription/Documents/LAT-HEB.pdf"><text:span text:style-name="T13">HEB.pdf</text:span></text:a><text:span text:style-name="T30">.</text:span></text:p>
      <text:p text:style-name="P14"><text:span text:style-name="T27">Cohen, Evan-Gary. </text:span><text:span text:style-name="T9">The role of similarity in phonology: Evidence from loanword adaptation in Hebrew</text:span><text:span text:style-name="T27">. PhD diss., Tel Aviv University, 2009.</text:span></text:p>
      <text:p text:style-name="P17"><text:span text:style-name="T33">Harper, Douglas. Dictionary.com. Online Etymology Dictionary, </text:span><text:span text:style-name="T11">jeep</text:span><text:span text:style-name="T33">. Last modified 2010. Accessed February 18, 2013. </text:span><text:a xlink:type="simple" xlink:href="http://dictionary.reference.com/browse/jeep"><text:span text:style-name="T33">http://dictionary.reference.com/browse/jeep</text:span></text:a><text:span text:style-name="T33">.</text:span></text:p>
      <text:p text:style-name="P17"><text:span text:style-name="T33">Harper, Douglas. Dictionary.com. Online Etymology Dictionary, </text:span><text:span text:style-name="T11">garage</text:span><text:span text:style-name="T33">. Last modified 2010. Accessed February 18, 2013. </text:span><text:a xlink:type="simple" xlink:href="http://dictionary.reference.com/browse/garage"><text:span text:style-name="T33">http://dictionary.reference.com/browse/garage</text:span></text:a><text:span text:style-name="T33">.</text:span></text:p>
      <text:p text:style-name="P15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OpenSymbol" svg:font-family="OpenSymbol"/>
    <style:font-face style:name="Times New Roman4" svg:font-family="'Times New Roman'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2:46:57</dc:date>
    <meta:editing-duration>PT3H36M2S</meta:editing-duration>
    <meta:editing-cycles>83</meta:editing-cycles>
    <meta:generator>LibreOffice/3.6$MacOSX_x86 LibreOffice_project/5b93205-6e6b3fc-7830f6d-c08ad66-1d9bf4</meta:generator>
    <meta:document-statistic meta:table-count="1" meta:image-count="0" meta:object-count="0" meta:page-count="2" meta:paragraph-count="35" meta:word-count="331" meta:character-count="2180" meta:non-whitespace-character-count="1885"/>
  </office:meta>
</office:document-meta>
</file>